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0.586cm" style:rel-column-width="332*"/>
    </style:style>
    <style:style style:name="Tabelle1.B" style:family="table-column">
      <style:table-column-properties style:column-width="10.747cm" style:rel-column-width="6093*"/>
    </style:style>
    <style:style style:name="Tabelle1.C" style:family="table-column">
      <style:table-column-properties style:column-width="5.666cm" style:rel-column-width="3212*"/>
    </style:style>
    <style:style style:name="Tabelle1.1" style:family="table-row"/>
    <style:style style:name="Tabelle1.A1" style:family="table-cell">
      <style:table-cell-properties fo:padding="0.097cm" fo:border-left="0.05pt solid #000000" fo:border-right="none" fo:border-top="0.05pt solid #000000" fo:border-bottom="none"/>
    </style:style>
    <style:style style:name="Tabelle1.B1" style:family="table-cell">
      <style:table-cell-properties fo:padding="0.097cm" fo:border-left="none" fo:border-right="none" fo:border-top="0.05pt solid #000000" fo:border-bottom="none"/>
    </style:style>
    <style:style style:name="Tabelle1.C1" style:family="table-cell">
      <style:table-cell-properties fo:padding="0.097cm" fo:border-left="none" fo:border-right="0.05pt solid #000000" fo:border-top="0.05pt solid #000000" fo:border-bottom="none"/>
    </style:style>
    <style:style style:name="Tabelle1.A2" style:family="table-cell" style:data-style-name="N0">
      <style:table-cell-properties fo:padding="0.097cm" fo:border-left="0.05pt solid #000000" fo:border-right="none" fo:border-top="none" fo:border-bottom="none"/>
    </style:style>
    <style:style style:name="Tabelle1.B2" style:family="table-cell">
      <style:table-cell-properties fo:padding="0.097cm" fo:border="none"/>
    </style:style>
    <style:style style:name="Tabelle1.C2" style:family="table-cell">
      <style:table-cell-properties fo:padding="0.097cm" fo:border-left="none" fo:border-right="0.05pt solid #000000" fo:border-top="none" fo:border-bottom="none"/>
    </style:style>
    <style:style style:name="Tabelle1.A3" style:family="table-cell">
      <style:table-cell-properties fo:padding="0.097cm" fo:border-left="0.05pt solid #000000" fo:border-right="none" fo:border-top="none" fo:border-bottom="none"/>
    </style:style>
    <style:style style:name="Tabelle1.B3" style:family="table-cell">
      <style:table-cell-properties fo:padding="0.097cm" fo:border="none"/>
    </style:style>
    <style:style style:name="Tabelle1.C3" style:family="table-cell">
      <style:table-cell-properties fo:padding="0.097cm" fo:border-left="none" fo:border-right="0.05pt solid #000000" fo:border-top="none" fo:border-bottom="none"/>
    </style:style>
    <style:style style:name="Tabelle1.B4" style:family="table-cell">
      <style:table-cell-properties fo:padding="0.097cm" fo:border="none"/>
    </style:style>
    <style:style style:name="Tabelle1.C4" style:family="table-cell">
      <style:table-cell-properties fo:padding="0.097cm" fo:border-left="none" fo:border-right="0.05pt solid #000000" fo:border-top="none" fo:border-bottom="none"/>
    </style:style>
    <style:style style:name="Tabelle1.A5" style:family="table-cell">
      <style:table-cell-properties fo:padding="0.097cm" fo:border-left="0.05pt solid #000000" fo:border-right="none" fo:border-top="none" fo:border-bottom="none"/>
    </style:style>
    <style:style style:name="Tabelle1.B5" style:family="table-cell">
      <style:table-cell-properties fo:padding="0.097cm" fo:border="none"/>
    </style:style>
    <style:style style:name="Tabelle1.C5" style:family="table-cell">
      <style:table-cell-properties fo:padding="0.097cm" fo:border-left="none" fo:border-right="0.05pt solid #000000" fo:border-top="none" fo:border-bottom="none"/>
    </style:style>
    <style:style style:name="Tabelle1.B6" style:family="table-cell">
      <style:table-cell-properties fo:padding="0.097cm" fo:border="none"/>
    </style:style>
    <style:style style:name="Tabelle1.C6" style:family="table-cell">
      <style:table-cell-properties fo:padding="0.097cm" fo:border-left="none" fo:border-right="0.05pt solid #000000" fo:border-top="none" fo:border-bottom="none"/>
    </style:style>
    <style:style style:name="Tabelle1.A7" style:family="table-cell">
      <style:table-cell-properties fo:padding="0.097cm" fo:border-left="0.05pt solid #000000" fo:border-right="none" fo:border-top="none" fo:border-bottom="none"/>
    </style:style>
    <style:style style:name="Tabelle1.B7" style:family="table-cell">
      <style:table-cell-properties fo:padding="0.097cm" fo:border="none"/>
    </style:style>
    <style:style style:name="Tabelle1.C7" style:family="table-cell">
      <style:table-cell-properties fo:padding="0.097cm" fo:border-left="none" fo:border-right="0.05pt solid #000000" fo:border-top="none" fo:border-bottom="none"/>
    </style:style>
    <style:style style:name="Tabelle1.B8" style:family="table-cell">
      <style:table-cell-properties fo:padding="0.097cm" fo:border="none"/>
    </style:style>
    <style:style style:name="Tabelle1.C8" style:family="table-cell">
      <style:table-cell-properties fo:padding="0.097cm" fo:border-left="none" fo:border-right="0.05pt solid #000000" fo:border-top="none" fo:border-bottom="none"/>
    </style:style>
    <style:style style:name="Tabelle1.B9" style:family="table-cell">
      <style:table-cell-properties fo:padding="0.097cm" fo:border="none"/>
    </style:style>
    <style:style style:name="Tabelle1.C9" style:family="table-cell">
      <style:table-cell-properties fo:padding="0.097cm" fo:border-left="none" fo:border-right="0.05pt solid #000000" fo:border-top="none" fo:border-bottom="none"/>
    </style:style>
    <style:style style:name="Tabelle1.A10" style:family="table-cell">
      <style:table-cell-properties fo:padding="0.097cm" fo:border-left="0.05pt solid #000000" fo:border-right="none" fo:border-top="none" fo:border-bottom="none"/>
    </style:style>
    <style:style style:name="Tabelle1.B10" style:family="table-cell">
      <style:table-cell-properties fo:padding="0.097cm" fo:border="none"/>
    </style:style>
    <style:style style:name="Tabelle1.C10" style:family="table-cell">
      <style:table-cell-properties fo:padding="0.097cm" fo:border-left="none" fo:border-right="0.05pt solid #000000" fo:border-top="none" fo:border-bottom="none"/>
    </style:style>
    <style:style style:name="Tabelle1.B11" style:family="table-cell">
      <style:table-cell-properties fo:padding="0.097cm" fo:border="none"/>
    </style:style>
    <style:style style:name="Tabelle1.C11" style:family="table-cell">
      <style:table-cell-properties fo:padding="0.097cm" fo:border-left="none" fo:border-right="0.05pt solid #000000" fo:border-top="none" fo:border-bottom="none"/>
    </style:style>
    <style:style style:name="Tabelle1.B12" style:family="table-cell">
      <style:table-cell-properties fo:padding="0.097cm" fo:border="none"/>
    </style:style>
    <style:style style:name="Tabelle1.C12" style:family="table-cell">
      <style:table-cell-properties fo:padding="0.097cm" fo:border-left="none" fo:border-right="0.05pt solid #000000" fo:border-top="none" fo:border-bottom="none"/>
    </style:style>
    <style:style style:name="Tabelle1.B13" style:family="table-cell">
      <style:table-cell-properties fo:padding="0.097cm" fo:border="none"/>
    </style:style>
    <style:style style:name="Tabelle1.C13" style:family="table-cell">
      <style:table-cell-properties fo:padding="0.097cm" fo:border-left="none" fo:border-right="0.05pt solid #000000" fo:border-top="none" fo:border-bottom="none"/>
    </style:style>
    <style:style style:name="Tabelle1.B14" style:family="table-cell">
      <style:table-cell-properties fo:padding="0.097cm" fo:border="none"/>
    </style:style>
    <style:style style:name="Tabelle1.C14" style:family="table-cell">
      <style:table-cell-properties fo:padding="0.097cm" fo:border-left="none" fo:border-right="0.05pt solid #000000" fo:border-top="none" fo:border-bottom="none"/>
    </style:style>
    <style:style style:name="Tabelle1.B15" style:family="table-cell">
      <style:table-cell-properties fo:padding="0.097cm" fo:border="none"/>
    </style:style>
    <style:style style:name="Tabelle1.C15" style:family="table-cell">
      <style:table-cell-properties fo:padding="0.097cm" fo:border-left="none" fo:border-right="0.05pt solid #000000" fo:border-top="none" fo:border-bottom="none"/>
    </style:style>
    <style:style style:name="Tabelle1.B16" style:family="table-cell">
      <style:table-cell-properties fo:padding="0.097cm" fo:border="none"/>
    </style:style>
    <style:style style:name="Tabelle1.C16" style:family="table-cell">
      <style:table-cell-properties fo:padding="0.097cm" fo:border-left="none" fo:border-right="0.05pt solid #000000" fo:border-top="none" fo:border-bottom="none"/>
    </style:style>
    <style:style style:name="Tabelle1.B17" style:family="table-cell">
      <style:table-cell-properties fo:padding="0.097cm" fo:border="none"/>
    </style:style>
    <style:style style:name="Tabelle1.C17" style:family="table-cell">
      <style:table-cell-properties fo:padding="0.097cm" fo:border-left="none" fo:border-right="0.05pt solid #000000" fo:border-top="none" fo:border-bottom="none"/>
    </style:style>
    <style:style style:name="Tabelle1.B18" style:family="table-cell">
      <style:table-cell-properties fo:padding="0.097cm" fo:border="none"/>
    </style:style>
    <style:style style:name="Tabelle1.C18" style:family="table-cell">
      <style:table-cell-properties fo:padding="0.097cm" fo:border-left="none" fo:border-right="0.05pt solid #000000" fo:border-top="none" fo:border-bottom="none"/>
    </style:style>
    <style:style style:name="Tabelle1.B19" style:family="table-cell">
      <style:table-cell-properties fo:padding="0.097cm" fo:border="none"/>
    </style:style>
    <style:style style:name="Tabelle1.C19" style:family="table-cell">
      <style:table-cell-properties fo:padding="0.097cm" fo:border-left="none" fo:border-right="0.05pt solid #000000" fo:border-top="none" fo:border-bottom="none"/>
    </style:style>
    <style:style style:name="Tabelle1.B20" style:family="table-cell">
      <style:table-cell-properties fo:padding="0.097cm" fo:border="none"/>
    </style:style>
    <style:style style:name="Tabelle1.C20" style:family="table-cell">
      <style:table-cell-properties fo:padding="0.097cm" fo:border-left="none" fo:border-right="0.05pt solid #000000" fo:border-top="none" fo:border-bottom="none"/>
    </style:style>
    <style:style style:name="Tabelle1.B21" style:family="table-cell">
      <style:table-cell-properties fo:padding="0.097cm" fo:border="none"/>
    </style:style>
    <style:style style:name="Tabelle1.C21" style:family="table-cell">
      <style:table-cell-properties fo:padding="0.097cm" fo:border-left="none" fo:border-right="0.05pt solid #000000" fo:border-top="none" fo:border-bottom="none"/>
    </style:style>
    <style:style style:name="Tabelle1.B22" style:family="table-cell">
      <style:table-cell-properties fo:padding="0.097cm" fo:border="none"/>
    </style:style>
    <style:style style:name="Tabelle1.C22" style:family="table-cell">
      <style:table-cell-properties fo:padding="0.097cm" fo:border-left="none" fo:border-right="0.05pt solid #000000" fo:border-top="none" fo:border-bottom="none"/>
    </style:style>
    <style:style style:name="Tabelle1.B23" style:family="table-cell">
      <style:table-cell-properties fo:padding="0.097cm" fo:border="none"/>
    </style:style>
    <style:style style:name="Tabelle1.C23" style:family="table-cell">
      <style:table-cell-properties fo:padding="0.097cm" fo:border-left="none" fo:border-right="0.05pt solid #000000" fo:border-top="none" fo:border-bottom="none"/>
    </style:style>
    <style:style style:name="Tabelle1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1.B24" style:family="table-cell">
      <style:table-cell-properties fo:padding="0.097cm" fo:border-left="none" fo:border-right="none" fo:border-top="none" fo:border-bottom="0.05pt solid #000000"/>
    </style:style>
    <style:style style:name="Tabelle1.C24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8" style:family="paragraph" style:parent-style-name="Standard">
      <style:text-properties fo:color="#ff0000" style:font-name="Times New Roman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color="#ff0000"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fo:color="#ff0000"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fo:color="#ff0000" style:font-name="Times New Roman" fo:font-size="9pt" style:font-size-asian="9pt" style:font-size-complex="9pt"/>
    </style:style>
    <style:style style:name="P13" style:family="paragraph" style:parent-style-name="Standard">
      <style:text-properties officeooo:paragraph-rsid="00033a6f"/>
    </style:style>
    <style:style style:name="P14" style:family="paragraph" style:parent-style-name="Standard">
      <style:text-properties officeooo:paragraph-rsid="000356ee"/>
    </style:style>
    <style:style style:name="P1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9.5pt" fo:letter-spacing="normal" fo:font-style="normal" fo:font-weight="normal" officeooo:rsid="0001c6fd" officeooo:paragraph-rsid="0001c6fd" style:font-size-asian="9.5pt" style:font-size-complex="9.5pt"/>
    </style:style>
    <style:style style:name="P16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9.5pt" fo:letter-spacing="normal" fo:font-style="normal" fo:font-weight="normal" style:font-size-asian="9.5pt" style:font-size-complex="9.5pt"/>
    </style:style>
    <style:style style:name="P1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9.5pt" fo:letter-spacing="normal" fo:font-style="normal" fo:font-weight="normal" officeooo:paragraph-rsid="0001c6fd" style:font-size-asian="9.5pt" style:font-size-complex="9.5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imes New Roman" fo:font-size="12pt" officeooo:paragraph-rsid="00033a6f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Times New Roman" fo:font-size="12pt" officeooo:paragraph-rsid="000356ee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Times New Roman" fo:font-size="9.5pt" style:font-size-asian="9.5pt" style:font-size-complex="9.5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Times New Roman" fo:font-size="9.5pt" officeooo:paragraph-rsid="00033a6f" style:font-size-asian="9.5pt" style:font-size-complex="9.5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9pt" officeooo:paragraph-rsid="00033a6f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officeooo:paragraph-rsid="00033a6f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officeooo:paragraph-rsid="000356ee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9.5pt" style:font-size-asian="9.5pt" style:font-size-complex="9.5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9.5pt" officeooo:paragraph-rsid="001ecc68" style:font-size-asian="9.5pt" style:font-size-complex="9.5pt"/>
    </style:style>
    <style:style style:name="P28" style:family="paragraph" style:parent-style-name="Table_20_Contents">
      <style:paragraph-properties fo:text-align="start" style:justify-single-word="false"/>
      <style:text-properties fo:color="#ff0000" style:font-name="Times New Roman" fo:font-size="9pt" style:font-size-asian="9pt" style:font-size-complex="9pt"/>
    </style:style>
    <style:style style:name="P29" style:family="paragraph" style:parent-style-name="Table_20_Contents">
      <style:paragraph-properties fo:text-align="start" style:justify-single-word="false"/>
      <style:text-properties fo:color="#ff0000" style:font-name="Times New Roman" fo:font-size="9pt" officeooo:paragraph-rsid="00033a6f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fo:color="#ff0000" style:font-name="Times New Roman" fo:font-size="9pt" officeooo:paragraph-rsid="000356ee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fo:color="#ff0000" style:font-name="Times New Roman" fo:font-size="10pt" officeooo:paragraph-rsid="00033a6f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fo:color="#ff0000" style:font-name="Times New Roman" fo:font-size="12pt" officeooo:paragraph-rsid="00033a6f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color="#ff0000" style:font-name="Times New Roman" fo:font-size="12pt" officeooo:paragraph-rsid="000356ee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color="#ff0000" style:font-name="Times New Roman" fo:font-size="9.5pt" style:font-size-asian="9.5pt" style:font-size-complex="9.5pt"/>
    </style:style>
    <style:style style:name="P35" style:family="paragraph" style:parent-style-name="Table_20_Contents">
      <style:paragraph-properties fo:text-align="start" style:justify-single-word="false"/>
      <style:text-properties fo:color="#ff0000" style:font-name="Times New Roman" fo:font-size="9.5pt" officeooo:paragraph-rsid="001ecc68" style:font-size-asian="9.5pt" style:font-size-complex="9.5pt"/>
    </style:style>
    <style:style style:name="P36" style:family="paragraph" style:parent-style-name="Table_20_Contents">
      <style:paragraph-properties fo:text-align="start" style:justify-single-word="false"/>
    </style:style>
    <style:style style:name="P37" style:family="paragraph" style:parent-style-name="Table_20_Contents">
      <style:paragraph-properties fo:text-align="start" style:justify-single-word="false"/>
      <style:text-properties officeooo:paragraph-rsid="000356ee"/>
    </style:style>
    <style:style style:name="P38" style:family="paragraph" style:parent-style-name="Table_20_Contents">
      <style:paragraph-properties fo:text-align="start" style:justify-single-word="false"/>
      <style:text-properties fo:font-size="9.5pt" style:font-size-asian="9.5pt" style:font-size-complex="9.5pt"/>
    </style:style>
    <style:style style:name="P39" style:family="paragraph" style:parent-style-name="Table_20_Contents">
      <style:paragraph-properties fo:text-align="start" style:justify-single-word="false"/>
      <style:text-properties fo:font-size="9.5pt" officeooo:paragraph-rsid="0001c6fd" style:font-size-asian="9.5pt" style:font-size-complex="9.5pt"/>
    </style:style>
    <style:style style:name="P40" style:family="paragraph" style:parent-style-name="Table_20_Contents">
      <style:paragraph-properties fo:text-align="start" style:justify-single-word="false"/>
      <style:text-properties fo:font-size="9.5pt" officeooo:paragraph-rsid="001ecc68" style:font-size-asian="9.5pt" style:font-size-complex="9.5pt"/>
    </style:style>
    <style:style style:name="P41" style:family="paragraph" style:parent-style-name="Table_20_Contents">
      <style:paragraph-properties fo:text-align="start" style:justify-single-word="false"/>
      <style:text-properties fo:font-size="9.5pt" officeooo:paragraph-rsid="00033a6f" style:font-size-asian="9.5pt" style:font-size-complex="9.5pt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"/>
    </style:style>
    <style:style style:name="T4" style:family="text">
      <style:text-properties fo:color="#000000" style:font-name="Times New Roman" fo:font-size="12pt" style:font-size-asian="12pt" style:font-size-complex="12pt"/>
    </style:style>
    <style:style style:name="T5" style:family="text">
      <style:text-properties fo:color="#000000" style:font-name="Times New Roman" fo:font-size="12pt" officeooo:rsid="00033a6f" style:font-size-asian="12pt" style:font-size-complex="12pt"/>
    </style:style>
    <style:style style:name="T6" style:family="text">
      <style:text-properties fo:color="#000000" style:font-name="Times New Roman" fo:font-size="12pt" officeooo:rsid="00030ca7" style:font-size-asian="12pt" style:font-size-complex="12pt"/>
    </style:style>
    <style:style style:name="T7" style:family="text">
      <style:text-properties fo:color="#000000" style:font-name="Times New Roman" fo:font-size="12pt" officeooo:rsid="0004dc1a" style:font-size-asian="12pt" style:font-size-complex="12pt"/>
    </style:style>
    <style:style style:name="T8" style:family="text">
      <style:text-properties fo:color="#000000" style:font-name="Times New Roman" fo:font-size="12pt" fo:language="zxx" fo:country="none" officeooo:rsid="00033a6f" style:font-size-asian="12pt" style:language-asian="zxx" style:country-asian="none" style:font-size-complex="12pt" style:language-complex="zxx" style:country-complex="none"/>
    </style:style>
    <style:style style:name="T9" style:family="text">
      <style:text-properties fo:color="#000000" style:font-name="Times New Roman" fo:language="zxx" fo:country="none" officeooo:rsid="00033a6f" style:language-asian="zxx" style:country-asian="none" style:language-complex="zxx" style:country-complex="none"/>
    </style:style>
    <style:style style:name="T10" style:family="text">
      <style:text-properties fo:color="#000000" style:font-name="Times New Roman" officeooo:rsid="00030ca7"/>
    </style:style>
    <style:style style:name="T11" style:family="text">
      <style:text-properties fo:color="#000000" style:font-name="Times New Roman" officeooo:rsid="0004dc1a"/>
    </style:style>
    <style:style style:name="T12" style:family="text">
      <style:text-properties fo:color="#000000" style:font-name="Times New Roman" fo:font-size="9.5pt" style:font-size-asian="9.5pt" style:font-size-complex="9.5pt"/>
    </style:style>
    <style:style style:name="T13" style:family="text">
      <style:text-properties fo:color="#000000" style:font-name="Times New Roman" fo:font-size="9.5pt" officeooo:rsid="0004dc1a" style:font-size-asian="9.5pt" style:font-size-complex="9.5pt"/>
    </style:style>
    <style:style style:name="T14" style:family="text">
      <style:text-properties fo:color="#000000" style:font-name="Times New Roman" fo:font-size="9.5pt" officeooo:rsid="00051ccf" style:font-size-asian="9.5pt" style:font-size-complex="9.5pt"/>
    </style:style>
    <style:style style:name="T15" style:family="text">
      <style:text-properties fo:color="#000000" style:font-name="Times New Roman" fo:font-size="9.5pt" fo:language="zxx" fo:country="none" officeooo:rsid="00051ccf" style:font-size-asian="9.5pt" style:language-asian="zxx" style:country-asian="none" style:font-size-complex="9.5pt" style:language-complex="zxx" style:country-complex="none"/>
    </style:style>
    <style:style style:name="T16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17" style:family="text">
      <style:text-properties fo:font-variant="normal" fo:text-transform="none" fo:color="#000000" style:font-name="Times New Roman" fo:font-size="10pt" fo:letter-spacing="normal" fo:language="zxx" fo:country="none" fo:font-style="normal" fo:font-weight="normal" officeooo:rsid="0001c6fd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9" style:family="text">
      <style:text-properties fo:font-variant="normal" fo:text-transform="none" fo:color="#000000" style:font-name="Times New Roman" fo:letter-spacing="normal" fo:language="zxx" fo:country="none" fo:font-style="normal" fo:font-weight="normal" officeooo:rsid="0001c6fd" style:language-asian="zxx" style:country-asian="none" style:language-complex="zxx" style:country-complex="none"/>
    </style:style>
    <style:style style:name="T20" style:family="text">
      <style:text-properties officeooo:rsid="001ebf72"/>
    </style:style>
    <style:style style:name="T21" style:family="text">
      <style:text-properties fo:color="#c9211e"/>
    </style:style>
    <style:style style:name="T22" style:family="text">
      <style:text-properties fo:color="#c9211e" officeooo:rsid="00033a6f"/>
    </style:style>
    <style:style style:name="T23" style:family="text">
      <style:text-properties fo:color="#c9211e" style:font-name="Times New Roman" fo:font-size="12pt" fo:language="zxx" fo:country="none" officeooo:rsid="00033a6f" style:font-size-asian="12pt" style:language-asian="zxx" style:country-asian="none" style:font-size-complex="12pt" style:language-complex="zxx" style:country-complex="none"/>
    </style:style>
    <style:style style:name="T24" style:family="text">
      <style:text-properties fo:color="#c9211e" style:font-name="Times New Roman" fo:language="zxx" fo:country="none" officeooo:rsid="00033a6f" style:language-asian="zxx" style:country-asian="none" style:language-complex="zxx" style:country-complex="none"/>
    </style:style>
    <style:style style:name="T25" style:family="text">
      <style:text-properties fo:color="#c9211e" fo:font-size="12pt" officeooo:rsid="000739b1" style:font-size-asian="12pt" style:font-size-complex="12pt"/>
    </style:style>
    <style:style style:name="T26" style:family="text">
      <style:text-properties officeooo:rsid="00033a6f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font-size="10pt" style:font-size-asian="10pt" style:font-size-complex="10pt"/>
    </style:style>
    <style:style style:name="T29" style:family="text">
      <style:text-properties style:font-name="Times New Roman" fo:font-size="10pt" officeooo:rsid="00033a6f" style:font-size-asian="10pt" style:font-size-complex="10pt"/>
    </style:style>
    <style:style style:name="T30" style:family="text">
      <style:text-properties style:font-name="Times New Roman" fo:font-size="10pt" fo:language="zxx" fo:country="none" officeooo:rsid="00033a6f" style:font-size-asian="10pt" style:language-asian="zxx" style:country-asian="none" style:font-size-complex="10pt" style:language-complex="zxx" style:country-complex="none"/>
    </style:style>
    <style:style style:name="T31" style:family="text">
      <style:text-properties style:font-name="Times New Roman" fo:language="zxx" fo:country="none" officeooo:rsid="00033a6f" style:language-asian="zxx" style:country-asian="none" style:language-complex="zxx" style:country-complex="none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030ca7" style:font-size-asian="12pt" style:font-size-complex="12pt"/>
    </style:style>
    <style:style style:name="T34" style:family="text">
      <style:text-properties officeooo:rsid="00051cc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Vorname Name</text:p>
      <text:p text:style-name="P8">Straße Hausnummer</text:p>
      <text:p text:style-name="P8">Stadt PLZ</text:p>
      <text:p text:style-name="P8">Versichertennummer XXXXXXXXX</text:p>
      <text:p text:style-name="P8"/>
      <text:p text:style-name="P4">Stadt, den <text:span text:style-name="T1">TT.MM.JJJJ</text:span></text:p>
      <text:p text:style-name="P4"/>
      <text:p text:style-name="P10">Name Krankenkasse</text:p>
      <text:p text:style-name="P10">Straße Hausnummer</text:p>
      <text:p text:style-name="P10">Stadt PLZ</text:p>
      <text:p text:style-name="P1"/>
      <text:p text:style-name="P7">Antrag auf beidseitige Mastektomie (Brustdrüsenentfernung)</text:p>
      <text:p text:style-name="P3"/>
      <text:p text:style-name="P5">Sehr geehrte Angestellte der <text:span text:style-name="T1">Krankenkasse</text:span></text:p>
      <text:p text:style-name="P5"/>
      <text:p text:style-name="P5">Hiermit beantrage ich eine beidseitige Mastektomie (Brustdrüsenentfernung) bei <text:span text:style-name="T1">KLINIK</text:span><text:span text:style-name="T2">. </text:span></text:p>
      <text:p text:style-name="P5">Alle vom MDK vorgesehenen Vorgaben erfülle ich, wie Sie den Anlagen entnehmen können.</text:p>
      <text:p text:style-name="P5"/>
      <text:p text:style-name="P5">Falls Sie weitere Informationen benötigen bzw. Fragen zu den mitgeschickten Unterlagen haben, so erreichen Sie mich tagsüber telefonisch unter <text:span text:style-name="T1">XXXXXXXXX</text:span> oder per E-Mail unter</text:p>
      <text:p text:style-name="P9">Email@email.de</text:p>
      <text:p text:style-name="P5"/>
      <text:p text:style-name="P5">Ich freue mich sehr auf Ihre baldige Antwort.</text:p>
      <text:p text:style-name="P5"/>
      <text:p text:style-name="P5">Mit freundlichen Grüßen,</text:p>
      <text:p text:style-name="P5"/>
      <text:p text:style-name="P9">[Vorname Nachname]</text:p>
      <text:p text:style-name="P5"/>
      <text:p text:style-name="P6">Anlagen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5">Nr</text:p>
          </table:table-cell>
          <table:table-cell table:style-name="Tabelle1.B1" office:value-type="string">
            <text:p text:style-name="P15">Anlage</text:p>
          </table:table-cell>
          <table:table-cell table:style-name="Tabelle1.C1" office:value-type="string">
            <text:p text:style-name="P17">Gegebenenfalls Kommentar zum Inhalt der Anlage</text:p>
          </table:table-cell>
        </table:table-row>
        <table:table-row table:style-name="Tabelle1.1">
          <table:table-cell table:style-name="Tabelle1.A2" office:value-type="float" office:value="1">
            <text:p text:style-name="P16">1</text:p>
          </table:table-cell>
          <table:table-cell table:style-name="Tabelle1.B2" office:value-type="string">
            <text:p text:style-name="P16">Begutachtungsrichtlinie für Geschlechtsangleichende Maßnahmen bei Transsexualität des GKV-Spitzenverbandes zur Sicherung einer einheitlichen Begutachtung nach § 282 Absatz 2, Satz 3 SGB V Seite 24</text:p>
          </table:table-cell>
          <table:table-cell table:style-name="Tabelle1.C2" office:value-type="string">
            <text:p text:style-name="P39"><text:span text:style-name="T18">Auflistung der für die Bewilligung von </text:span><text:span text:style-name="T19">einer Mastektomie</text:span><text:span text:style-name="T18"> nahegelegten Bedingungen.</text:span></text:p>
          </table:table-cell>
        </table:table-row>
        <table:table-row table:style-name="Tabelle1.1">
          <table:table-cell table:style-name="Tabelle1.A3" table:number-rows-spanned="2" office:value-type="string">
            <text:p text:style-name="P27">2</text:p>
          </table:table-cell>
          <table:table-cell table:style-name="Tabelle1.B4" table:number-rows-spanned="2" office:value-type="string">
            <text:p text:style-name="P27">Gutachten von <text:span text:style-name="T1">Name von Gutachter 1</text:span></text:p>
          </table:table-cell>
          <table:table-cell table:style-name="Tabelle1.C4" office:value-type="string">
            <text:p text:style-name="P35">Enthält Diagnosestellung „Transsexualität“ (F64.0).</text:p>
          </table:table-cell>
        </table:table-row>
        <table:table-row table:style-name="Tabelle1.1">
          <table:covered-table-cell/>
          <table:covered-table-cell/>
          <table:table-cell table:style-name="Tabelle1.C4" office:value-type="string">
            <text:p text:style-name="P27">Der psychische Befund auf Seite <text:span text:style-name="T1">X</text:span> schließt mögliche Komorditäten aus.</text:p>
          </table:table-cell>
        </table:table-row>
        <table:table-row table:style-name="Tabelle1.1">
          <table:table-cell table:style-name="Tabelle1.A5" table:number-rows-spanned="2" office:value-type="string">
            <text:p text:style-name="P27">3</text:p>
          </table:table-cell>
          <table:table-cell table:style-name="Tabelle1.B6" table:number-rows-spanned="2" office:value-type="string">
            <text:p text:style-name="P27">Gutachten von <text:span text:style-name="T1">Name von Gutachter 2</text:span></text:p>
          </table:table-cell>
          <table:table-cell table:style-name="Tabelle1.C6" office:value-type="string">
            <text:p text:style-name="P35">Enthält Diagnosestellung „Transsexualität“ (F64.0).</text:p>
          </table:table-cell>
        </table:table-row>
        <table:table-row table:style-name="Tabelle1.1">
          <table:covered-table-cell/>
          <table:covered-table-cell/>
          <table:table-cell table:style-name="Tabelle1.C6" office:value-type="string">
            <text:p text:style-name="P27">Der psychische Befund auf Seite <text:span text:style-name="T1">X</text:span> schließt mögliche Komorditäten aus.</text:p>
          </table:table-cell>
        </table:table-row>
        <table:table-row table:style-name="Tabelle1.1">
          <table:table-cell table:style-name="Tabelle1.A7" table:number-rows-spanned="3" office:value-type="string">
            <text:p text:style-name="P27">4</text:p>
          </table:table-cell>
          <table:table-cell table:style-name="Tabelle1.B9" table:number-rows-spanned="3" office:value-type="string">
            <text:p text:style-name="P27">Bescheinigung der Therapiezeit bei <text:span text:style-name="T21">Therapeut</text:span></text:p>
          </table:table-cell>
          <table:table-cell table:style-name="Tabelle1.C9" office:value-type="string">
            <text:p text:style-name="P27">Beweis, dass ich der Anforderung einer Behandlung beim Psychiater/Psychologen von 1<text:span text:style-name="T26">8</text:span> Monaten entspreche.</text:p>
          </table:table-cell>
        </table:table-row>
        <table:table-row table:style-name="Tabelle1.1">
          <table:covered-table-cell/>
          <table:covered-table-cell/>
          <table:table-cell table:style-name="Tabelle1.C9" office:value-type="string">
            <text:p text:style-name="P27">Enthält Beschreibung der Therapiezeit.</text:p>
          </table:table-cell>
        </table:table-row>
        <table:table-row table:style-name="Tabelle1.1">
          <table:covered-table-cell/>
          <table:covered-table-cell/>
          <table:table-cell table:style-name="Tabelle1.C9" office:value-type="string">
            <text:p text:style-name="P27">Daraus folgender Beweis, dass die Geschlechterrolle im Alltagstest, dessen Beginn im Gutachten von <text:span text:style-name="T1">Name des Therapeuten</text:span> geschildert wird, 18 Monate lang erprobt wurde.</text:p>
            <text:p text:style-name="P27"><text:span text:style-name="T1">[Falls Gutachter=Therapeut]</text:span></text:p>
          </table:table-cell>
        </table:table-row>
        <table:table-row table:style-name="Tabelle1.1">
          <table:table-cell table:style-name="Tabelle1.A10" table:number-rows-spanned="2" office:value-type="string">
            <text:p text:style-name="P27">5</text:p>
          </table:table-cell>
          <table:table-cell table:style-name="Tabelle1.B11" table:number-rows-spanned="2" office:value-type="string">
            <text:p text:style-name="P27">Gerichtlicher Beschluss der Vornamens- und Personenstandsänderung nach §1 und §8 TSG</text:p>
          </table:table-cell>
          <table:table-cell table:style-name="Tabelle1.C11" office:value-type="string">
            <text:p text:style-name="P40"><text:span text:style-name="T27">Die Änderung offizieller Daten zeigt Bindung an die </text:span><text:span text:style-name="T31">männliche</text:span><text:span text:style-name="T27"> Geschlechterrolle und verdeutlicht </text:span><text:soft-page-break/><text:span text:style-name="T27">(geschlechtsdysphorischen) krankheitswertigen Leidensdruck, der u.A. bei </text:span><text:span text:style-name="T31">weiblichen</text:span><text:span text:style-name="T27"> Dokumenten bestand.</text:span></text:p>
          </table:table-cell>
        </table:table-row>
        <table:table-row table:style-name="Tabelle1.1">
          <table:covered-table-cell/>
          <table:covered-table-cell/>
          <table:table-cell table:style-name="Tabelle1.C11" office:value-type="string">
            <text:p text:style-name="P27">Das Protokoll der Sitzung des Amtsgerichts enthält erneut die Aussage, dass ich seit über 18 Monaten als <text:span text:style-name="T26">Mann</text:span> lebe, eine weitere Bestätigung des Alltagstests von über 18 Monaten.</text:p>
            <text:p text:style-name="P27"/>
            <text:p text:style-name="P35">[Falls die Frage vor Gericht gestellt wurde]</text:p>
          </table:table-cell>
        </table:table-row>
        <table:table-row table:style-name="Tabelle1.1">
          <table:table-cell table:style-name="Tabelle1.A2" table:number-rows-spanned="2" office:value-type="float" office:value="0">
            <text:p text:style-name="P26">6</text:p>
          </table:table-cell>
          <table:table-cell table:style-name="Tabelle1.B13" table:number-rows-spanned="2" office:value-type="string">
            <text:p text:style-name="P20">Positiver chirurgischer Vorbericht der behandelnden Klinik über die Voraussetzungen und die Prognose der geplanten Operation</text:p>
          </table:table-cell>
          <table:table-cell table:style-name="Tabelle1.C13" office:value-type="string">
            <text:p text:style-name="P21">Seite <text:span text:style-name="T1">X</text:span> enthält eine positive Prognose für die geplante Operation.</text:p>
          </table:table-cell>
        </table:table-row>
        <table:table-row table:style-name="Tabelle1.1">
          <table:covered-table-cell/>
          <table:covered-table-cell/>
          <table:table-cell table:style-name="Tabelle1.C13" office:value-type="string">
            <text:p text:style-name="P21">Seite <text:span text:style-name="T1">X</text:span> enthält eine Erklärung, dass ich über alle Aspekte der Operation, inklusive der Risiken, aufgeklärt wurde und diese Aufklärung auch verstanden habe.</text:p>
          </table:table-cell>
        </table:table-row>
        <table:table-row table:style-name="Tabelle1.1">
          <table:table-cell table:style-name="Tabelle1.A2" table:number-rows-spanned="2" office:value-type="float" office:value="0">
            <text:p text:style-name="P26">7</text:p>
          </table:table-cell>
          <table:table-cell table:style-name="Tabelle1.B15" table:number-rows-spanned="2" office:value-type="string">
            <text:p text:style-name="P20">Endokrinologischer Bericht <text:s/><text:span text:style-name="T26">der </text:span><text:span text:style-name="T22">Praxis</text:span><text:span text:style-name="T26"> </text:span>über die Hormonersatztherapie/Kontraindikationen gegen Hormonbehandlung <text:span text:style-name="T26">vom </text:span><text:span text:style-name="T22">TT.MM.JJJJ</text:span></text:p>
          </table:table-cell>
          <table:table-cell table:style-name="Tabelle1.C15" office:value-type="string">
            <text:p text:style-name="P21">Schließt Intersexualität aus.</text:p>
          </table:table-cell>
        </table:table-row>
        <table:table-row table:style-name="Tabelle1.1">
          <table:covered-table-cell/>
          <table:covered-table-cell/>
          <table:table-cell table:style-name="Tabelle1.C15" office:value-type="string">
            <text:p text:style-name="P41"><text:span text:style-name="T3">Bestätigt Hormonersatztherapie von </text:span><text:span text:style-name="T9">18</text:span><text:span text:style-name="T24"> </text:span><text:span text:style-name="T3">Monaten und deren </text:span><text:span text:style-name="T10">maskulinisierende</text:span><text:span text:style-name="T3"> Wirkung.</text:span></text:p>
          </table:table-cell>
        </table:table-row>
        <table:table-row table:style-name="Tabelle1.1">
          <table:table-cell table:style-name="Tabelle1.A2" table:number-rows-spanned="4" office:value-type="float" office:value="0">
            <text:p text:style-name="P34">8</text:p>
          </table:table-cell>
          <table:table-cell table:style-name="Tabelle1.B19" table:number-rows-spanned="4" office:value-type="string">
            <text:p text:style-name="P20">Indikationsschreiben für operative Maßnahmen von <text:span text:style-name="T1">Name des Therapeuten</text:span></text:p>
            <text:p text:style-name="P20"/>
            <text:p text:style-name="P34">[„Dr. med.“ erhöht Erfolgschancen!]</text:p>
          </table:table-cell>
          <table:table-cell table:style-name="Tabelle1.C19" office:value-type="string">
            <text:p text:style-name="P20">Indiziert medizinische Notwendigkeit des operativen Eingriffs.</text:p>
          </table:table-cell>
        </table:table-row>
        <table:table-row table:style-name="Tabelle1.1">
          <table:covered-table-cell/>
          <table:covered-table-cell/>
          <table:table-cell table:style-name="Tabelle1.C19" office:value-type="string">
            <text:p text:style-name="P34">Enthält Kurzbericht über Therapie und Lebenslauf.</text:p>
            <text:p text:style-name="P34"/>
            <text:p text:style-name="P34">[Falls erwähnt]</text:p>
          </table:table-cell>
        </table:table-row>
        <table:table-row table:style-name="Tabelle1.1">
          <table:covered-table-cell/>
          <table:covered-table-cell/>
          <table:table-cell table:style-name="Tabelle1.C19" office:value-type="string">
            <text:p text:style-name="P34">Bestätigt Diagnose der Geschlechtsdysphorie.</text:p>
            <text:p text:style-name="P34"/>
            <text:p text:style-name="P34">[Falls erwähnt]</text:p>
          </table:table-cell>
        </table:table-row>
        <table:table-row table:style-name="Tabelle1.1">
          <table:covered-table-cell/>
          <table:covered-table-cell/>
          <table:table-cell table:style-name="Tabelle1.C19" office:value-type="string">
            <text:p text:style-name="P20">Enthält einen Ausschluss von Komorbiditäten.</text:p>
          </table:table-cell>
        </table:table-row>
        <table:table-row table:style-name="Tabelle1.1">
          <table:table-cell table:style-name="Tabelle1.A2" table:number-rows-spanned="3" office:value-type="float" office:value="0">
            <text:p text:style-name="P34">9</text:p>
          </table:table-cell>
          <table:table-cell table:style-name="Tabelle1.B22" table:number-rows-spanned="3" office:value-type="string">
            <text:p text:style-name="P26">Motivationsschreiben</text:p>
            <text:p text:style-name="P26"/>
            <text:p text:style-name="P34">[Falls emotional möglich, dieses Schreiben kann sehr belasten]</text:p>
          </table:table-cell>
          <table:table-cell table:style-name="Tabelle1.C22" office:value-type="string">
            <text:p text:style-name="P38"><text:span text:style-name="T3">Ergänzungsbericht über das bisherige Leben als </text:span><text:span text:style-name="T11">Mann</text:span></text:p>
          </table:table-cell>
        </table:table-row>
        <table:table-row table:style-name="Tabelle1.1">
          <table:covered-table-cell/>
          <table:covered-table-cell/>
          <table:table-cell table:style-name="Tabelle1.C22" office:value-type="string">
            <text:p text:style-name="P20">Beschreibt bisherige medizinische Maßnahmen und sonstige Verhaltensänderungen zur Geschlechtsentwicklung</text:p>
          </table:table-cell>
        </table:table-row>
        <table:table-row table:style-name="Tabelle1.1">
          <table:covered-table-cell/>
          <table:covered-table-cell/>
          <table:table-cell table:style-name="Tabelle1.C22" office:value-type="string">
            <text:p text:style-name="P36"><text:span text:style-name="T12">Verdeutlicht (geschlechtsdysphorischen) krankheitswertigen Leidensdruck, zeigt meine Beziehung zu de</text:span><text:span text:style-name="T13">n zu operierenden </text:span><text:span text:style-name="T15">Geschlechtsmerkmalen</text:span><text:span text:style-name="T12"> auf.</text:span></text:p>
          </table:table-cell>
        </table:table-row>
        <table:table-row table:style-name="Tabelle1.1">
          <table:table-cell table:style-name="Tabelle1.A2" office:value-type="float" office:value="10">
            <text:p text:style-name="P34">10</text:p>
          </table:table-cell>
          <table:table-cell table:style-name="Tabelle1.B23" office:value-type="string">
            <text:p text:style-name="P26">Tab<text:span text:style-name="T2">ellarischer transsexueller Lebenslauf auf Stand vom </text:span><text:span text:style-name="T1">TT.MM.JJJ</text:span></text:p>
            <text:p text:style-name="P34"/>
            <text:p text:style-name="P34">[Falls schon vorhanden]</text:p>
          </table:table-cell>
          <table:table-cell table:style-name="Tabelle1.C23" office:value-type="string">
            <text:p text:style-name="P26">Verdeutlicht (geschlechtsdysphorischen) krankheitswertigen Leidensdruck.</text:p>
          </table:table-cell>
        </table:table-row>
        <table:table-row table:style-name="Tabelle1.1">
          <table:table-cell table:style-name="Tabelle1.A24" office:value-type="float" office:value="11">
            <text:p text:style-name="P34">11</text:p>
          </table:table-cell>
          <table:table-cell table:style-name="Tabelle1.B24" office:value-type="string">
            <text:p text:style-name="P26">Ausgeschriebener transsexueller Lebenslauf auf Stan<text:span text:style-name="T2">d vom </text:span><text:span text:style-name="T1">TT.MM.JJJJ</text:span></text:p>
            <text:p text:style-name="P34"/>
            <text:p text:style-name="P34">[Falls schon vorhanden]</text:p>
          </table:table-cell>
          <table:table-cell table:style-name="Tabelle1.C24" office:value-type="string">
            <text:p text:style-name="P26">Verdeutlicht (geschlechtsdysphorischen) krankheitswertigen Leidensdruck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51M29S</meta:editing-duration>
    <meta:editing-cycles>26</meta:editing-cycles>
    <meta:generator>LibreOffice/6.4.3.2$Windows_X86_64 LibreOffice_project/747b5d0ebf89f41c860ec2a39efd7cb15b54f2d8</meta:generator>
    <dc:date>2020-05-07T20:17:28.345000000</dc:date>
    <meta:document-statistic meta:table-count="1" meta:image-count="0" meta:object-count="0" meta:page-count="2" meta:paragraph-count="74" meta:word-count="469" meta:character-count="3839" meta:non-whitespace-character-count="3442"/>
    <meta:user-defined meta:name="Info 1"/>
    <meta:user-defined meta:name="Info 2"/>
    <meta:user-defined meta:name="Info 3"/>
    <meta:user-defined meta:name="Info 4"/>
  </office:meta>
</office:document-meta>
</file>